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officeooo:rsid="001294f4" officeooo:paragraph-rsid="001294f4"/>
    </style:style>
    <style:style style:name="P2" style:family="paragraph" style:parent-style-name="Text_20_body">
      <style:text-properties officeooo:rsid="000d6ed4" officeooo:paragraph-rsid="000d6ed4"/>
    </style:style>
    <style:style style:name="P3" style:family="paragraph" style:parent-style-name="Text_20_body">
      <style:text-properties officeooo:rsid="000f4f3a" officeooo:paragraph-rsid="000f4f3a"/>
    </style:style>
    <style:style style:name="P4" style:family="paragraph" style:parent-style-name="Text_20_body">
      <style:paragraph-properties fo:text-align="center" style:justify-single-word="false"/>
      <style:text-properties officeooo:rsid="001294f4" officeooo:paragraph-rsid="001294f4"/>
    </style:style>
    <style:style style:name="P5" style:family="paragraph" style:parent-style-name="Text_20_body">
      <style:text-properties officeooo:rsid="00159f69" officeooo:paragraph-rsid="00159f69"/>
    </style:style>
    <style:style style:name="P6" style:family="paragraph" style:parent-style-name="Text_20_body">
      <style:text-properties fo:font-style="italic" officeooo:rsid="00159f69" officeooo:paragraph-rsid="00159f69" style:font-style-asian="italic" style:font-style-complex="italic"/>
    </style:style>
    <style:style style:name="P7" style:family="paragraph" style:parent-style-name="Text_20_body">
      <style:text-properties fo:font-style="italic" officeooo:rsid="001607ff" officeooo:paragraph-rsid="001607ff" style:font-style-asian="italic" style:font-style-complex="italic"/>
    </style:style>
    <style:style style:name="P8" style:family="paragraph" style:parent-style-name="Title">
      <style:text-properties officeooo:rsid="000c6bb9" officeooo:paragraph-rsid="000c6bb9"/>
    </style:style>
    <style:style style:name="P9" style:family="paragraph" style:parent-style-name="Subtitle">
      <style:text-properties officeooo:rsid="000c6bb9" officeooo:paragraph-rsid="000c6bb9"/>
    </style:style>
    <style:style style:name="P10" style:family="paragraph" style:parent-style-name="Heading_20_3">
      <style:text-properties officeooo:rsid="00159f69" officeooo:paragraph-rsid="00159f69"/>
    </style:style>
    <style:style style:name="P11" style:family="paragraph" style:parent-style-name="Heading_20_1">
      <style:paragraph-properties fo:break-before="page"/>
      <style:text-properties officeooo:rsid="000d6ed4" officeooo:paragraph-rsid="000d6ed4"/>
    </style:style>
    <style:style style:name="P12" style:family="paragraph" style:parent-style-name="Heading_20_1">
      <style:paragraph-properties fo:break-before="page"/>
      <style:text-properties officeooo:rsid="0010dcfa" officeooo:paragraph-rsid="0010dcfa"/>
    </style:style>
    <style:style style:name="P13" style:family="paragraph" style:parent-style-name="Heading_20_1">
      <style:paragraph-properties fo:break-before="page"/>
      <style:text-properties officeooo:rsid="00159f69" officeooo:paragraph-rsid="00159f69"/>
    </style:style>
    <style:style style:name="P14" style:family="paragraph" style:parent-style-name="Heading_20_1" style:list-style-name="">
      <style:paragraph-properties fo:text-align="start" style:justify-single-word="false"/>
      <style:text-properties officeooo:rsid="001782d3" officeooo:paragraph-rsid="001782d3"/>
    </style:style>
    <style:style style:name="P15" style:family="paragraph" style:parent-style-name="Heading_20_2">
      <style:text-properties officeooo:rsid="000d6ed4" officeooo:paragraph-rsid="000d6ed4"/>
    </style:style>
    <style:style style:name="P16" style:family="paragraph" style:parent-style-name="Heading_20_2">
      <style:text-properties officeooo:rsid="000f4f3a" officeooo:paragraph-rsid="000f4f3a"/>
    </style:style>
    <style:style style:name="P17" style:family="paragraph" style:parent-style-name="Heading_20_2">
      <style:text-properties officeooo:rsid="0010dcfa" officeooo:paragraph-rsid="0010dcfa"/>
    </style:style>
    <style:style style:name="P18" style:family="paragraph" style:parent-style-name="Heading_20_2">
      <style:text-properties officeooo:paragraph-rsid="00159f69"/>
    </style:style>
    <style:style style:name="P19" style:family="paragraph" style:parent-style-name="CommandLine">
      <style:text-properties fo:font-style="italic" style:font-style-asian="italic" style:font-style-complex="italic"/>
    </style:style>
    <style:style style:name="P20" style:family="paragraph" style:parent-style-name="CommandLine">
      <style:text-properties fo:font-style="italic" officeooo:rsid="00166ef3" officeooo:paragraph-rsid="00166ef3" style:font-style-asian="italic" style:font-style-complex="italic"/>
    </style:style>
    <style:style style:name="P21" style:family="paragraph" style:parent-style-name="CommandLine">
      <style:text-properties fo:font-style="normal" officeooo:rsid="00166ef3" officeooo:paragraph-rsid="00166ef3" style:font-style-asian="normal" style:font-style-complex="normal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d923a"/>
    </style:style>
    <style:style style:name="T2" style:family="text">
      <style:text-properties officeooo:rsid="000ec669"/>
    </style:style>
    <style:style style:name="T3" style:family="text">
      <style:text-properties officeooo:rsid="00159f6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607ff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7d77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erminal-BASIC</text:p>
      <text:p text:style-name="P9">Reference manual</text:p>
      <text:p text:style-name="P1">Andrey V. Skvortsov &lt;<text:a xlink:type="simple" xlink:href="mailto:starling13@mail.ru" text:style-name="Internet_20_link" text:visited-style-name="Visited_20_Internet_20_Link">starling13@mail.ru</text:a>&gt;</text:p>
      <text:p text:style-name="P4"><text:a xlink:type="simple" xlink:href="http://starling13.clan.su/" text:style-name="Internet_20_link" text:visited-style-name="Visited_20_Internet_20_Link">http://starling13.clan.su</text:a>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">Table of Contents</text:p>
          </text:index-title>
          <text:p text:style-name="P24"><text:a xlink:type="simple" xlink:href="#__RefHeading__10_1699132540" text:style-name="Index_20_Link" text:visited-style-name="Index_20_Link">1. Keywords<text:tab/>3</text:a></text:p>
          <text:p text:style-name="P22"><text:a xlink:type="simple" xlink:href="#__RefHeading__118_1699132540" text:style-name="Index_20_Link" text:visited-style-name="Index_20_Link">1.1 Language core<text:tab/>3</text:a></text:p>
          <text:p text:style-name="P22"><text:a xlink:type="simple" xlink:href="#__RefHeading__120_1699132540" text:style-name="Index_20_Link" text:visited-style-name="Index_20_Link">1.2 Mathematics module<text:tab/>3</text:a></text:p>
          <text:p text:style-name="P22"><text:a xlink:type="simple" xlink:href="#__RefHeading__122_1699132540" text:style-name="Index_20_Link" text:visited-style-name="Index_20_Link">1.3 ArduinoIO module<text:tab/>3</text:a></text:p>
          <text:p text:style-name="P22"><text:a xlink:type="simple" xlink:href="#__RefHeading__124_1699132540" text:style-name="Index_20_Link" text:visited-style-name="Index_20_Link">1.4 SDCard module<text:tab/>3</text:a></text:p>
          <text:p text:style-name="P24"><text:a xlink:type="simple" xlink:href="#__RefHeading__126_1699132540" text:style-name="Index_20_Link" text:visited-style-name="Index_20_Link">2. Simple output and calculations<text:tab/>4</text:a></text:p>
          <text:p text:style-name="P22"><text:a xlink:type="simple" xlink:href="#__RefHeading__128_1699132540" text:style-name="Index_20_Link" text:visited-style-name="Index_20_Link">2.1 The PRINT command<text:tab/>4</text:a></text:p>
          <text:p text:style-name="P24"><text:a xlink:type="simple" xlink:href="#__RefHeading__130_1699132540" text:style-name="Index_20_Link" text:visited-style-name="Index_20_Link">Appendix A<text:tab/>5</text:a></text:p>
          <text:p text:style-name="P22"><text:a xlink:type="simple" xlink:href="#__RefHeading__132_1699132540" text:style-name="Index_20_Link" text:visited-style-name="Index_20_Link">Working programs examples<text:tab/>5</text:a></text:p>
          <text:p text:style-name="P25"><text:a xlink:type="simple" xlink:href="#__RefHeading__134_1699132540" text:style-name="Index_20_Link" text:visited-style-name="Index_20_Link">1. Multiplication table<text:tab/>5</text:a></text:p>
          <text:p text:style-name="P25"><text:a xlink:type="simple" xlink:href="#__RefHeading__244_1699132540" text:style-name="Index_20_Link" text:visited-style-name="Index_20_Link">2. Neuton method for finding extremums of the 1 argument function<text:tab/>5</text:a></text:p>
          <text:p text:style-name="P25"><text:a xlink:type="simple" xlink:href="#__RefHeading__138_1699132540" text:style-name="Index_20_Link" text:visited-style-name="Index_20_Link">3. Fibonacci method for finding unimodal function extremums<text:tab/>5</text:a></text:p>
        </text:index-body>
      </text:table-of-content>
      <text:h text:style-name="P14" text:outline-level="1"/>
      <text:h text:style-name="P11" text:outline-level="1"><text:bookmark-start text:name="__RefHeading__10_1699132540"/>1. Keywords<text:bookmark-end text:name="__RefHeading__10_1699132540"/></text:h>
      <text:h text:style-name="P15" text:outline-level="2"><text:bookmark-start text:name="__RefHeading__118_1699132540"/>1.1 Language core<text:bookmark-end text:name="__RefHeading__118_1699132540"/></text:h>
      <text:p text:style-name="P2"><text:span text:style-name="T1">AND, </text:span>CLS, DATA, DELAY, DIM, END, FALSE, FOR, GO, GOSUB, GOTO, IF, INPUT, LET, LIST, LOAD, NEW, NEXT, <text:span text:style-name="T1">NOT,</text:span> <text:span text:style-name="T1">OR, </text:span>PRINT, RANDOMIZE, REM, RETURN, <text:span text:style-name="T2">RND, </text:span>RUN, SAVE, <text:span text:style-name="T1">STEP, </text:span>STOP, THEN, <text:span text:style-name="T2">TIME,</text:span> TO, TRUE</text:p>
      <text:h text:style-name="P16" text:outline-level="2"><text:bookmark-start text:name="__RefHeading__120_1699132540"/>1.2 Mathematics module<text:bookmark-end text:name="__RefHeading__120_1699132540"/></text:h>
      <text:p text:style-name="P3">ABS, ACS, ASN, ATN, COS, COT, EXP, LOG, PI, SIN, SQR, TAN</text:p>
      <text:h text:style-name="P16" text:outline-level="2"><text:bookmark-start text:name="__RefHeading__122_1699132540"/>1.3 ArduinoIO module<text:bookmark-end text:name="__RefHeading__122_1699132540"/></text:h>
      <text:p text:style-name="P3">AREAD, AREAD%, DREAD</text:p>
      <text:h text:style-name="P16" text:outline-level="2"><text:bookmark-start text:name="__RefHeading__124_1699132540"/>1.4 SDCard module<text:bookmark-end text:name="__RefHeading__124_1699132540"/></text:h>
      <text:p text:style-name="P3">DIRECTORY, DLOAD, DSAVE, HEADER, SCRATCH</text:p>
      <text:p text:style-name="P3"/>
      <text:h text:style-name="P13" text:outline-level="1"><text:bookmark-start text:name="__RefHeading__126_1699132540"/>2. <text:span text:style-name="T7">Language core commands and functions</text:span><text:bookmark-end text:name="__RefHeading__126_1699132540"/></text:h>
      <text:h text:style-name="P18" text:outline-level="2"><text:bookmark-start text:name="__RefHeading__128_1699132540"/><text:span text:style-name="T3">2.1 The PRINT command</text:span><text:bookmark-end text:name="__RefHeading__128_1699132540"/></text:h>
      <text:p text:style-name="Text_20_body"><text:span text:style-name="T4">Description:</text:span> <text:span text:style-name="T3">The print command outputs one or many values to the main output device.</text:span></text:p>
      <text:p text:style-name="P6">Syntax:</text:p>
      <text:p text:style-name="P5">PRINT &lt;value&gt; [[, value], …]</text:p>
      <text:p text:style-name="P7">Exaple usage:</text:p>
      <text:p text:style-name="CommandLine">PRINT «<text:span text:style-name="T5">Hello</text:span>, <text:span text:style-name="T5">World</text:span>!»</text:p>
      <text:p text:style-name="P19"><text:tab/>Hello World</text:p>
      <text:p text:style-name="Text_20_body"/>
      <text:p text:style-name="P21">PRINT 2*2</text:p>
      <text:p text:style-name="P20"><text:tab/>4</text:p>
      <text:p text:style-name="Text_20_body"/>
      <text:p text:style-name="P21">PRINT «<text:bookmark-start text:name="__DdeLink__7_1699132540"/><text:bookmark-start text:name="__DdeLink__4_1699132540"/>47.31+24.5^2<text:bookmark-end text:name="__DdeLink__4_1699132540"/>=<text:bookmark-end text:name="__DdeLink__7_1699132540"/>», 47.31+24.5^2</text:p>
      <text:p text:style-name="P20"><text:tab/><text:bookmark-start text:name="__DdeLink__4_16991325401"/><text:span text:style-name="T6">47.31+24.5^2</text:span><text:bookmark-end text:name="__DdeLink__4_16991325401"/><text:span text:style-name="T6">=<text:tab/><text:tab/></text:span>647.56</text:p>
      <text:h text:style-name="P12" text:outline-level="1"><text:bookmark-start text:name="__RefHeading__130_1699132540"/>Appendix A<text:bookmark-end text:name="__RefHeading__130_1699132540"/></text:h>
      <text:h text:style-name="P17" text:outline-level="2"><text:bookmark-start text:name="__RefHeading__132_1699132540"/>Working programs examples<text:bookmark-end text:name="__RefHeading__132_1699132540"/></text:h>
      <text:h text:style-name="Heading_20_3" text:outline-level="3"><text:bookmark-start text:name="__RefHeading__134_1699132540"/>1. Multiplication table<text:bookmark-end text:name="__RefHeading__134_1699132540"/></text:h>
      <text:p text:style-name="Sourcecode">10 PRINT "MULTIPLICATION TABLE"</text:p>
      <text:p text:style-name="Sourcecode">20 FOR I%=1 TO 9 STEP 1</text:p>
      <text:p text:style-name="Sourcecode">30 FOR J%=1 TO 9 STEP 1</text:p>
      <text:p text:style-name="Sourcecode">40 GOSUB 100</text:p>
      <text:p text:style-name="Sourcecode">50 NEXT J%</text:p>
      <text:p text:style-name="Sourcecode">60 NEXT I%</text:p>
      <text:p text:style-name="Sourcecode">70 END</text:p>
      <text:p text:style-name="Sourcecode">100 PRINT I%,"*",J%,"=",I%*J%</text:p>
      <text:p text:style-name="Sourcecode">110 RETURN</text:p>
      <text:h text:style-name="Heading_20_3" text:outline-level="3"><text:bookmark-start text:name="__RefHeading__244_1699132540"/><text:span text:style-name="T3">2. </text:span><text:bookmark text:name="1-neuton-method-for-finding-extremums-of-the-1-argument-function"/>Neuton method for finding extremums of the 1 argument function<text:bookmark-end text:name="__RefHeading__244_1699132540"/></text:h>
      <text:p text:style-name="Sourcecode">10 PRINT "FUNCTION EXTREMUMS FINDING"</text:p>
      <text:p text:style-name="Sourcecode">20 REM FUNCTION F(X) IS COMPUTED AT LINE 3000</text:p>
      <text:p text:style-name="Sourcecode">30 REM FIRST DERIVATIVE F'(X) IS COMPUTED AT LINE 1000</text:p>
      <text:p text:style-name="Sourcecode">40 REM SECOND DERIVATIVE F''(X) IS COMPUTED AT LINE 2000</text:p>
      <text:p text:style-name="Sourcecode">50 PRINT "PRECISION:":INPUT E</text:p>
      <text:p text:style-name="Sourcecode">60 PRINT "INITIAL VALUE:":INPUT Z</text:p>
      <text:p text:style-name="Sourcecode">70 PRINT "":PRINT "SEQUATIONAL APPROXYMATIONS":PRINT "X","Z"</text:p>
      <text:p text:style-name="Sourcecode">80 LET X=Z</text:p>
      <text:p text:style-name="Sourcecode">90 GOSUB 1000:GOSUB 2000</text:p>
      <text:p text:style-name="Sourcecode">100 LET Z=X-F/D</text:p>
      <text:p text:style-name="Sourcecode">110 PRINT X,Z</text:p>
      <text:p text:style-name="Sourcecode">120 IF ABS(Z-X)&gt;E GOTO 80</text:p>
      <text:p text:style-name="Sourcecode">130 PRINT " "</text:p>
      <text:p text:style-name="Sourcecode">140 LET X=Z:GOSUB 1000:GOSUB 2000:GOSUB 3000</text:p>
      <text:p text:style-name="Sourcecode">150 IF D&gt;0 THEN PRINT "MINIMUM:":GOTO 190</text:p>
      <text:p text:style-name="Sourcecode">160 IF D&lt;0 THEN PRINT "MAXIMUM:":GOTO 190</text:p>
      <text:p text:style-name="Sourcecode">190 PRINT FF,"AT",X</text:p>
      <text:p text:style-name="Sourcecode">200 END</text:p>
      <text:p text:style-name="Sourcecode">1000 LET F=X-COS(X)</text:p>
      <text:p text:style-name="Sourcecode">1010 RETURN</text:p>
      <text:p text:style-name="Sourcecode">2000 LET D=1+SIN(X)</text:p>
      <text:p text:style-name="Sourcecode">2010 RETURN</text:p>
      <text:p text:style-name="Sourcecode">3000 LET FF=X^2/2-SIN(X)</text:p>
      <text:p text:style-name="Sourcecode">3010 RETURN</text:p>
      <text:h text:style-name="P10" text:outline-level="3"><text:bookmark-start text:name="__RefHeading__138_1699132540"/><text:bookmark text:name="2-fibonacci-method-for-finding-unimodal-function-extremums"/>3. Fibonacci method for finding unimodal function extremums<text:bookmark-end text:name="__RefHeading__138_1699132540"/></text:h>
      <text:p text:style-name="Sourcecode">20 PRINT "FIBBONACCI SEARCH" : PRINT "" </text:p>
      <text:p text:style-name="Sourcecode"><text:soft-page-break/>30 REM <text:s/>PROGRAM TO SEARCH FOR INTERVAL(A,B) </text:p>
      <text:p text:style-name="Sourcecode">40 REM <text:s/>CONTAINING MINIMUM POINT </text:p>
      <text:p text:style-name="Sourcecode">50 REM <text:s/>OF UNIMODAL FUNCTION F(X) THROUGH </text:p>
      <text:p text:style-name="Sourcecode">60 REM <text:s/>N COMPUTATION OF THE F(X) </text:p>
      <text:p text:style-name="Sourcecode">100 DIM F (40) </text:p>
      <text:p text:style-name="Sourcecode">110 PRINT "INPUT N" : INPUT N </text:p>
      <text:p text:style-name="Sourcecode">120 F (0) = 0 : F (1) = 1 </text:p>
      <text:p text:style-name="Sourcecode">130 FOR I = 2 TO N </text:p>
      <text:p text:style-name="Sourcecode">140 F (I) = F (I - 1) + F (I - 2) </text:p>
      <text:p text:style-name="Sourcecode">150 NEXT I </text:p>
      <text:p text:style-name="Sourcecode">160 PRINT "INPUT EPSILON" : INPUT E </text:p>
      <text:p text:style-name="Sourcecode">200 PRINT "INPUT (A,B) INTERVAL" </text:p>
      <text:p text:style-name="Sourcecode">210 INPUT A, B </text:p>
      <text:p text:style-name="Sourcecode">250 X1 = A : X2 = A + ((B - A) * F(N - 1) + E * (-1)^N)/F(N) : X3 = B </text:p>
      <text:p text:style-name="Sourcecode">260 X = X2 : GOSUB 1000 : F2 = Z </text:p>
      <text:p text:style-name="Sourcecode">270 PRINT "CURRENT INTERVAL" </text:p>
      <text:p text:style-name="Sourcecode">280 K = 1 : PRINT X1 , X3 </text:p>
      <text:p text:style-name="Sourcecode">290 X4 = X1 - X2 + X3 </text:p>
      <text:p text:style-name="Sourcecode">300 X = X4 : GOSUB 1000 : F4 = Z </text:p>
      <text:p text:style-name="Sourcecode">310 IF F4 &gt; F2 THEN GOTO 400 </text:p>
      <text:p text:style-name="Sourcecode">320 IF X2 &lt; X4 THEN GOTO 360 </text:p>
      <text:p text:style-name="Sourcecode">330 X3 = X2 : X2 = X4 : F2 = F4 : PRINT X1 , X3 </text:p>
      <text:p text:style-name="Sourcecode">340 GOTO 500 </text:p>
      <text:p text:style-name="Sourcecode">360 X1 = X2 : X2 = X4 : F2 = F4 : PRINT X1 , X3 </text:p>
      <text:p text:style-name="Sourcecode">370 GOTO 500 </text:p>
      <text:p text:style-name="Sourcecode">400 IF X2 &lt; X4 THEN GOTO 460 </text:p>
      <text:p text:style-name="Sourcecode">420 X1 = X4 : PRINT X1 , X3 </text:p>
      <text:p text:style-name="Sourcecode">430 GOTO 500 </text:p>
      <text:p text:style-name="Sourcecode">460 X3 = X4 : PRINT X1 , X3 </text:p>
      <text:p text:style-name="Sourcecode">500 K = K + 1 </text:p>
      <text:p text:style-name="Sourcecode">510 IF K &lt;= N THEN GOTO 290 </text:p>
      <text:p text:style-name="Sourcecode">600 PRINT "FINAL INTERVAL" : PRINT X1, X3 </text:p>
      <text:p text:style-name="Sourcecode">610 PRINT "FUNCTION VALUE IS", F2 </text:p>
      <text:p text:style-name="Sourcecode">650 END </text:p>
      <text:p text:style-name="Sourcecode">1000 Z = X^4 - 14*X^3 + 60*X^2 - 70*X </text:p>
      <text:p text:style-name="Sourcecode">1010 RETU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Regular" style:font-family-generic="swiss" style:font-pitch="variable" fo:font-size="13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code" style:family="paragraph" style:parent-style-name="Text_20_body" style:class="text">
      <style:paragraph-properties fo:margin-top="0cm" fo:margin-bottom="0cm" loext:contextual-spacing="false" fo:line-height="100%" fo:background-color="#cccccc" fo:padding="0.049cm" fo:border="0.06pt solid #000000" style:shadow="none">
        <style:tab-stops/>
        <style:background-image/>
      </style:paragraph-properties>
      <style:text-properties style:font-name="Liberation Mono1" fo:font-family="'Liberation Mono'" style:font-style-name="Regular" style:font-family-generic="modern" style:font-pitch="fixed" fo:font-size="14pt" style:font-size-asian="10.5pt"/>
    </style:style>
    <style:style style:name="CommandLine" style:family="paragraph" style:parent-style-name="Sourcecode" style:class="text">
      <style:text-properties fo:font-weight="bold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5:50:50.134093808</meta:creation-date>
    <dc:date>2017-03-07T16:30:17.265422970</dc:date>
    <meta:editing-duration>PT39M21S</meta:editing-duration>
    <meta:editing-cycles>14</meta:editing-cycles>
    <meta:generator>LibreOffice/4.3.3.2$Linux_x86 LibreOffice_project/430m0$Build-2</meta:generator>
    <meta:document-statistic meta:table-count="0" meta:image-count="0" meta:object-count="0" meta:page-count="6" meta:paragraph-count="113" meta:word-count="644" meta:character-count="3220" meta:non-whitespace-character-count="2645"/>
  </office:meta>
</office:document-meta>
</file>